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DistribuiçãoDePontos" style:family="table">
      <style:table-properties style:width="17cm" table:align="center" fo:background-color="transparent" style:may-break-between-rows="true" table:border-model="collapsing">
        <style:background-image/>
      </style:table-properties>
    </style:style>
    <style:style style:name="DistribuiçãoDePontos.A" style:family="table-column">
      <style:table-column-properties style:column-width="5.666cm"/>
    </style:style>
    <style:style style:name="DistribuiçãoDePontos.B" style:family="table-column">
      <style:table-column-properties style:column-width="5.667cm"/>
    </style:style>
    <style:style style:name="DistribuiçãoDePontos.1" style:family="table-row">
      <style:table-row-properties fo:background-color="transparent">
        <style:background-image/>
      </style:table-row-properties>
    </style:style>
    <style:style style:name="DistribuiçãoDePontos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DistribuiçãoDePontos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istribuiçãoDePontos.2" style:family="table-row">
      <style:table-row-properties fo:background-color="transparent" fo:keep-together="auto">
        <style:background-image/>
      </style:table-row-properties>
    </style:style>
    <style:style style:name="DistribuiçãoDePontos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istribuiçãoDePontos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istribuiçãoDePontos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istribuiçãoDePontos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DistribuiçãoDePontos.C5" style:family="table-cell" style:data-style-name="N10000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istribuiçãoDePontos.C6" style:family="table-cell" style:data-style-name="N10000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DistribuiçãoDePontos.A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DistribuiçãoDePontos.B7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DistribuiçãoDePontos.C7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1f56e4" officeooo:paragraph-rsid="001f56e4"/>
    </style:style>
    <style:style style:name="P2" style:family="paragraph" style:parent-style-name="Standard">
      <style:text-properties officeooo:rsid="001f56e4" officeooo:paragraph-rsid="002c1f62"/>
    </style:style>
    <style:style style:name="P3" style:family="paragraph" style:parent-style-name="Subtitle">
      <style:text-properties officeooo:rsid="001f56e4" officeooo:paragraph-rsid="00232d4d"/>
    </style:style>
    <style:style style:name="P4" style:family="paragraph" style:parent-style-name="Text_20_body">
      <style:text-properties officeooo:rsid="001f56e4" officeooo:paragraph-rsid="00232d4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paragraph-rsid="002a6a41"/>
    </style:style>
    <style:style style:name="P9" style:family="paragraph" style:parent-style-name="Standard">
      <style:text-properties officeooo:rsid="000fd5bc" officeooo:paragraph-rsid="00232d4d"/>
    </style:style>
    <style:style style:name="P10" style:family="paragraph" style:parent-style-name="Standard">
      <style:text-properties officeooo:rsid="000fd5bc" officeooo:paragraph-rsid="00297416"/>
    </style:style>
    <style:style style:name="P11" style:family="paragraph" style:parent-style-name="Standard">
      <style:text-properties fo:font-weight="bold" officeooo:rsid="0011b540" officeooo:paragraph-rsid="00232d4d" style:font-weight-asian="bold" style:font-weight-complex="bold"/>
    </style:style>
    <style:style style:name="P12" style:family="paragraph" style:parent-style-name="Standard">
      <style:text-properties officeooo:rsid="0013a754" officeooo:paragraph-rsid="00232d4d"/>
    </style:style>
    <style:style style:name="P13" style:family="paragraph" style:parent-style-name="Standard">
      <style:text-properties officeooo:rsid="0013a754" officeooo:paragraph-rsid="0027677b"/>
    </style:style>
    <style:style style:name="P14" style:family="paragraph" style:parent-style-name="Standard">
      <style:text-properties officeooo:rsid="0027677b" officeooo:paragraph-rsid="0027677b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2c16" officeooo:paragraph-rsid="0023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62c16" officeooo:paragraph-rsid="0023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32d4d" officeooo:paragraph-rsid="00232d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>
      <style:paragraph-properties fo:text-align="start" style:justify-single-word="false"/>
      <style:text-properties officeooo:paragraph-rsid="002c3be4"/>
    </style:style>
    <style:style style:name="P19" style:family="paragraph" style:parent-style-name="Heading_20_1">
      <style:paragraph-properties fo:text-align="center" style:justify-single-word="false"/>
      <style:text-properties officeooo:paragraph-rsid="00232d4d"/>
    </style:style>
    <style:style style:name="P20" style:family="paragraph" style:parent-style-name="Heading_20_2">
      <style:text-properties officeooo:paragraph-rsid="002c1f62"/>
    </style:style>
    <style:style style:name="P21" style:family="paragraph" style:parent-style-name="Heading_20_2">
      <style:text-properties officeooo:paragraph-rsid="002a6a41"/>
    </style:style>
    <style:style style:name="P22" style:family="paragraph" style:parent-style-name="Heading_20_3">
      <style:text-properties officeooo:paragraph-rsid="002a6a41"/>
    </style:style>
    <style:style style:name="P23" style:family="paragraph" style:parent-style-name="Heading_20_3">
      <style:text-properties officeooo:paragraph-rsid="002c1f62"/>
    </style:style>
    <style:style style:name="P24" style:family="paragraph" style:parent-style-name="Standard" style:list-style-name="L1">
      <style:text-properties officeooo:rsid="0013a754" officeooo:paragraph-rsid="00232d4d"/>
    </style:style>
    <style:style style:name="P25" style:family="paragraph" style:parent-style-name="Standard" style:list-style-name="L2">
      <style:text-properties officeooo:rsid="000fd5bc" officeooo:paragraph-rsid="00232d4d"/>
    </style:style>
    <style:style style:name="P26" style:family="paragraph" style:parent-style-name="Standard" style:list-style-name="L2">
      <style:text-properties officeooo:rsid="00237abf" officeooo:paragraph-rsid="00237abf"/>
    </style:style>
    <style:style style:name="P27" style:family="paragraph" style:parent-style-name="Standard" style:list-style-name="L2">
      <style:text-properties fo:font-style="italic" officeooo:rsid="00237abf" officeooo:paragraph-rsid="00237abf" style:font-style-asian="italic" style:font-style-complex="italic"/>
    </style:style>
    <style:style style:name="P28" style:family="paragraph" style:parent-style-name="Standard" style:list-style-name="L2">
      <style:text-properties officeooo:rsid="00250a47" officeooo:paragraph-rsid="00250a47"/>
    </style:style>
    <style:style style:name="P29" style:family="paragraph" style:parent-style-name="Standard" style:list-style-name="L2">
      <style:text-properties officeooo:rsid="0025bbe7" officeooo:paragraph-rsid="0025bbe7"/>
    </style:style>
    <style:style style:name="P30" style:family="paragraph" style:parent-style-name="Standard" style:list-style-name="L2">
      <style:text-properties officeooo:rsid="0027677b" officeooo:paragraph-rsid="0027677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677b" style:font-weight-asian="bold" style:font-weight-complex="bold"/>
    </style:style>
    <style:style style:name="T3" style:family="text">
      <style:text-properties fo:font-style="italic" officeooo:rsid="00232d4d" style:font-style-asian="italic" style:font-style-complex="italic"/>
    </style:style>
    <style:style style:name="T4" style:family="text">
      <style:text-properties fo:font-style="italic" officeooo:rsid="00314001" style:font-style-asian="italic" style:font-style-complex="italic"/>
    </style:style>
    <style:style style:name="T5" style:family="text">
      <style:text-properties officeooo:rsid="00232d4d"/>
    </style:style>
    <style:style style:name="T6" style:family="text">
      <style:text-properties officeooo:rsid="0025bbe7"/>
    </style:style>
    <style:style style:name="T7" style:family="text">
      <style:text-properties officeooo:rsid="0027677b"/>
    </style:style>
    <style:style style:name="T8" style:family="text">
      <style:text-properties fo:font-weight="normal" officeooo:rsid="0027677b" style:font-weight-asian="normal" style:font-weight-complex="normal"/>
    </style:style>
    <style:style style:name="T9" style:family="text">
      <style:text-properties officeooo:rsid="00297416"/>
    </style:style>
    <style:style style:name="T10" style:family="text">
      <style:text-properties officeooo:rsid="002a6a41"/>
    </style:style>
    <style:style style:name="T11" style:family="text">
      <style:text-properties officeooo:rsid="002c1f62"/>
    </style:style>
    <style:style style:name="T12" style:family="text">
      <style:text-properties officeooo:rsid="002e90c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lgoritmos e Estruturas de Dados II</text:p>
      <text:p text:style-name="Subtitle">Engenharia de Computação - Campus Lourdes - PPL - Manhã – 2024/2</text:p>
      <text:p text:style-name="P9"><text:span text:style-name="T1">Professor:</text:span> <text:span text:style-name="T5">Naísses Lima</text:span></text:p>
      <text:p text:style-name="P9"><text:span text:style-name="T1">Pré-requisitos:</text:span> <text:span text:style-name="T3">Algoritmos e Estrutura de Dados I, Cálculo I </text:span><text:span text:style-name="T4">(Somatório + Análise de Desempenho)</text:span><text:span text:style-name="T3">, Introdução à Computaçã</text:span><text:span text:style-name="T4">o</text:span></text:p>
      <text:p text:style-name="P1"/>
      <text:p text:style-name="P11">Objetivos da Disciplina:</text:p>
      <text:list xml:id="list1999977631" text:style-name="L1">
        <text:list-item>
          <text:p text:style-name="P24">Introduzir as noções básicas de Geometria Analítica;</text:p>
        </text:list-item>
        <text:list-item>
          <text:p text:style-name="P24">Trabalhar com o conceito da Álgebra Linear e suas aplicações.</text:p>
        </text:list-item>
      </text:list>
      <text:p text:style-name="P9"/>
      <text:p text:style-name="P12"><text:span text:style-name="T1">Plataforma </text:span><text:span text:style-name="T2">PUC Minas - Verde</text:span><text:span text:style-name="T1">:</text:span> <text:span text:style-name="T7">Correção e Verificação de Código (Entrada e Saída de sistema)</text:span></text:p>
      <text:p text:style-name="P13"><text:span text:style-name="T1">Plataforma </text:span><text:span text:style-name="T2">PUC Minas – Canvas:</text:span><text:span text:style-name="T8"> Avaliação de quizes online</text:span></text:p>
      <text:p text:style-name="P13"><text:span text:style-name="T2">Plataforma Beecrowd:</text:span><text:span text:style-name="T8"> plataforma online para testar códigos</text:span></text:p>
      <text:p text:style-name="P9"/>
      <text:h text:style-name="P19" text:outline-level="1"><text:bookmark-start text:name="__RefHeading___Toc516_3687496498"/>CRONOGRAMA<text:bookmark-end text:name="__RefHeading___Toc516_3687496498"/></text:h>
      <text:list xml:id="list678031515" text:style-name="L2">
        <text:list-item>
          <text:p text:style-name="P25">Unidade 0: Nivelamento (EAD)</text:p>
          <text:list>
            <text:list-item>
              <text:p text:style-name="P26">Revisão de Algoritmos e Estrutura de Dados I</text:p>
            </text:list-item>
            <text:list-item>
              <text:p text:style-name="P26">Introdução ao Linux</text:p>
            </text:list-item>
            <text:list-item>
              <text:p text:style-name="P26">Introdução às Lingagens C, C++ e Java</text:p>
            </text:list-item>
            <text:list-item>
              <text:p text:style-name="P26">Introdução à Orientação Por Objetos</text:p>
            </text:list-item>
            <text:list-item>
              <text:p text:style-name="P26">Recursividade</text:p>
            </text:list-item>
            <text:list-item>
              <text:p text:style-name="P26">Tratamento de Exceções</text:p>
            </text:list-item>
            <text:list-item>
              <text:p text:style-name="P26">Ponteiro e Referência</text:p>
            </text:list-item>
            <text:list-item>
              <text:p text:style-name="P26">Argumento do Método Main</text:p>
            </text:list-item>
            <text:list-item>
              <text:p text:style-name="P27">Encoding</text:p>
            </text:list-item>
            <text:list-item>
              <text:p text:style-name="P26">Redirecionamento de Entrada e Saída</text:p>
            </text:list-item>
            <text:list-item>
              <text:p text:style-name="P26">Processo de Algoritmos e Estruturas de Dados II de Exercícios</text:p>
            </text:list-item>
          </text:list>
        </text:list-item>
        <text:list-item>
          <text:p text:style-name="P25">Unidade I: Fundamentos de análise de algoritmos</text:p>
          <text:list>
            <text:list-item>
              <text:p text:style-name="P26">Plano de Ensino</text:p>
            </text:list-item>
            <text:list-item>
              <text:p text:style-name="P28">Noções de Complexidade</text:p>
            </text:list-item>
            <text:list-item>
              <text:p text:style-name="P28">Pesquisa Sequencial e Binária</text:p>
            </text:list-item>
            <text:list-item>
              <text:p text:style-name="P28">Algoritmo de Ordenação Por Seleção</text:p>
            </text:list-item>
            <text:list-item>
              <text:p text:style-name="P28">Somatórios</text:p>
            </text:list-item>
            <text:list-item>
              <text:p text:style-name="P28">Contagem de Operações</text:p>
            </text:list-item>
            <text:list-item>
              <text:p text:style-name="P28">Aspectos da Análise de Algoritmos</text:p>
            </text:list-item>
            <text:list-item>
              <text:p text:style-name="P28">Função de Complexidade</text:p>
            </text:list-item>
            <text:list-item>
              <text:p text:style-name="P28">Notações O, Ω e Θ</text:p>
            </text:list-item>
          </text:list>
        </text:list-item>
        <text:list-item>
          <text:p text:style-name="P25">Unidade II: Estruturas de dados básicas lineares</text:p>
          <text:list>
            <text:list-item>
              <text:p text:style-name="P28">Lista</text:p>
            </text:list-item>
            <text:list-item>
              <text:p text:style-name="P28">Pilha</text:p>
            </text:list-item>
            <text:list-item>
              <text:p text:style-name="P28">Fila <text:span text:style-name="T6">Circular</text:span></text:p>
            </text:list-item>
          </text:list>
        </text:list-item>
        <text:list-item>
          <text:p text:style-name="P25">Unidade III: Ordenação em memória principal</text:p>
          <text:list>
            <text:list-item>
              <text:p text:style-name="P28">Bubble Sort</text:p>
            </text:list-item>
            <text:list-item>
              <text:p text:style-name="P28">Insertion Sort</text:p>
            </text:list-item>
            <text:list-item>
              <text:p text:style-name="P28">Shell Sort</text:p>
            </text:list-item>
            <text:list-item>
              <text:p text:style-name="P28"><text:soft-page-break/>Quick Sort</text:p>
            </text:list-item>
            <text:list-item>
              <text:p text:style-name="P28">Heap Sort</text:p>
            </text:list-item>
            <text:list-item>
              <text:p text:style-name="P29">Merge Sort</text:p>
            </text:list-item>
            <text:list-item>
              <text:p text:style-name="P29">Counting Sort</text:p>
            </text:list-item>
            <text:list-item>
              <text:p text:style-name="P29">Radix Sort</text:p>
            </text:list-item>
            <text:list-item>
              <text:p text:style-name="P29">Comparação Entre Modelos</text:p>
            </text:list-item>
            <text:list-item>
              <text:p text:style-name="P29">Ordenação Parcial</text:p>
            </text:list-item>
            <text:list-item>
              <text:p text:style-name="P29">Algoritmos Paralelos de Ordenação</text:p>
            </text:list-item>
          </text:list>
        </text:list-item>
        <text:list-item>
          <text:p text:style-name="P25">Unidade IV: Estruturas de dados básicas flexíveis</text:p>
          <text:list>
            <text:list-item>
              <text:p text:style-name="P29">Pilha</text:p>
            </text:list-item>
            <text:list-item>
              <text:p text:style-name="P29">Fila</text:p>
            </text:list-item>
            <text:list-item>
              <text:p text:style-name="P29">Lista Simples</text:p>
            </text:list-item>
            <text:list-item>
              <text:p text:style-name="P29">Lista Dupla</text:p>
            </text:list-item>
            <text:list-item>
              <text:p text:style-name="P29">Matriz</text:p>
            </text:list-item>
            <text:list-item>
              <text:p text:style-name="P29">Coletor de Lixo</text:p>
            </text:list-item>
            <text:list-item>
              <text:p text:style-name="P29">TADs Nativo</text:p>
            </text:list-item>
          </text:list>
        </text:list-item>
        <text:list-item>
          <text:p text:style-name="P25">Unidade V: Árvores binárias</text:p>
          <text:list>
            <text:list-item>
              <text:p text:style-name="P30">Definições e Conceitos</text:p>
            </text:list-item>
            <text:list-item>
              <text:p text:style-name="P30">Tipos de Nó</text:p>
            </text:list-item>
            <text:list-item>
              <text:p text:style-name="P30">Inserção com Retorno de Referência</text:p>
              <text:list>
                <text:list-item>
                  <text:p text:style-name="P30">Inserção com Passagem de Pai</text:p>
                </text:list-item>
                <text:list-item>
                  <text:p text:style-name="P30">Inserção com Ponteiro</text:p>
                </text:list-item>
              </text:list>
            </text:list-item>
            <text:list-item>
              <text:p text:style-name="P30">Pesquisa</text:p>
            </text:list-item>
            <text:list-item>
              <text:p text:style-name="P30">Remoção</text:p>
            </text:list-item>
            <text:list-item>
              <text:p text:style-name="P30">Caminhamento</text:p>
            </text:list-item>
            <text:list-item>
              <text:p text:style-name="P30">Estruturas Híbridas</text:p>
            </text:list-item>
          </text:list>
        </text:list-item>
        <text:list-item>
          <text:p text:style-name="P25">Unidade VI: Balanceamento de árvores</text:p>
          <text:list>
            <text:list-item>
              <text:p text:style-name="P30">Tipos de Rotação</text:p>
            </text:list-item>
            <text:list-item>
              <text:p text:style-name="P30">Árvores AVL</text:p>
            </text:list-item>
            <text:list-item>
              <text:p text:style-name="P30">Árvores 2-3-4</text:p>
            </text:list-item>
            <text:list-item>
              <text:p text:style-name="P30">Árvores Red-Black</text:p>
            </text:list-item>
          </text:list>
        </text:list-item>
        <text:list-item>
          <text:p text:style-name="P25">Unidade VII: Tabelas e dicionários</text:p>
          <text:list>
            <text:list-item>
              <text:p text:style-name="P30">Tabela Hash Direta com Reserva</text:p>
            </text:list-item>
            <text:list-item>
              <text:p text:style-name="P30">Tabela Hash Direta com Rehash</text:p>
            </text:list-item>
            <text:list-item>
              <text:p text:style-name="P30">Tabela Hash Indireta com Lista</text:p>
            </text:list-item>
            <text:list-item>
              <text:p text:style-name="P30">Dicionários, Conjuntos e Mapas</text:p>
            </text:list-item>
          </text:list>
        </text:list-item>
        <text:list-item>
          <text:p text:style-name="P25">Unidade VIII: Árvores TRIE</text:p>
          <text:list>
            <text:list-item>
              <text:p text:style-name="P30">Tipos de Nó</text:p>
              <text:list>
                <text:list-item>
                  <text:p text:style-name="P30">Lista Flexível</text:p>
                </text:list-item>
                <text:list-item>
                  <text:p text:style-name="P30">Árvore Balanceada</text:p>
                </text:list-item>
                <text:list-item>
                  <text:p text:style-name="P30">Tabela Hash</text:p>
                </text:list-item>
              </text:list>
            </text:list-item>
            <text:list-item>
              <text:p text:style-name="P30">Árvore TRIE</text:p>
            </text:list-item>
            <text:list-item>
              <text:p text:style-name="P30">Árvore TRIE Patricia</text:p>
            </text:list-item>
          </text:list>
        </text:list-item>
      </text:list>
      <text:p text:style-name="P9"/>
      <text:h text:style-name="P19" text:outline-level="1"><text:bookmark-start text:name="__RefHeading___Toc518_3687496498"/>AVALIAÇÕES<text:bookmark-end text:name="__RefHeading___Toc518_3687496498"/></text:h>
      <table:table table:name="DistribuiçãoDePontos" table:style-name="DistribuiçãoDePontos" table:template-name="Simple Grid Rows">
        <table:table-column table:style-name="DistribuiçãoDePontos.A"/>
        <table:table-column table:style-name="DistribuiçãoDePontos.B" table:number-columns-repeated="2"/>
        <table:table-row table:style-name="DistribuiçãoDePontos.1">
          <table:table-cell table:style-name="DistribuiçãoDePontos.A1" office:value-type="string">
            <text:p text:style-name="P16">NOME</text:p>
          </table:table-cell>
          <table:table-cell table:style-name="DistribuiçãoDePontos.B1" office:value-type="string">
            <text:p text:style-name="P16">PONTOS</text:p>
          </table:table-cell>
          <table:table-cell table:style-name="DistribuiçãoDePontos.A1" office:value-type="string">
            <text:p text:style-name="P16">DESCRIÇÃO</text:p>
          </table:table-cell>
        </table:table-row>
        <table:table-row table:style-name="DistribuiçãoDePontos.2">
          <table:table-cell table:style-name="DistribuiçãoDePontos.A2" office:value-type="string">
            <text:p text:style-name="P15">1° Avaliação</text:p>
          </table:table-cell>
          <table:table-cell table:style-name="DistribuiçãoDePontos.B2" office:value-type="string">
            <text:p text:style-name="P15">2<text:span text:style-name="T5">0</text:span> pontos</text:p>
          </table:table-cell>
          <table:table-cell table:style-name="DistribuiçãoDePontos.A2" office:value-type="string">
            <text:p text:style-name="P17">10 Teórica + 10 Prática</text:p>
          </table:table-cell>
        </table:table-row>
        <table:table-row table:style-name="DistribuiçãoDePontos.2">
          <table:table-cell table:style-name="DistribuiçãoDePontos.A3" office:value-type="string">
            <text:p text:style-name="P15">2° Avaliação</text:p>
          </table:table-cell>
          <table:table-cell table:style-name="DistribuiçãoDePontos.B3" office:value-type="string">
            <text:p text:style-name="P15">2<text:span text:style-name="T5">0</text:span> pontos</text:p>
          </table:table-cell>
          <table:table-cell table:style-name="DistribuiçãoDePontos.A3" office:value-type="string">
            <text:p text:style-name="P17">10 Teórica + 10 Prática</text:p>
          </table:table-cell>
        </table:table-row>
        <table:table-row table:style-name="DistribuiçãoDePontos.2">
          <table:table-cell table:style-name="DistribuiçãoDePontos.A2" office:value-type="string">
            <text:p text:style-name="P15">3° Avaliação</text:p>
          </table:table-cell>
          <table:table-cell table:style-name="DistribuiçãoDePontos.B2" office:value-type="string">
            <text:p text:style-name="P15">2<text:span text:style-name="T5">0</text:span> pontos</text:p>
          </table:table-cell>
          <table:table-cell table:style-name="DistribuiçãoDePontos.A2" office:value-type="string">
            <text:p text:style-name="P17">10 Teórica + 10 Prática</text:p>
          </table:table-cell>
        </table:table-row>
        <table:table-row table:style-name="DistribuiçãoDePontos.2">
          <table:table-cell table:style-name="DistribuiçãoDePontos.A3" office:value-type="string">
            <text:p text:style-name="P17">Trabalho Pratico</text:p>
          </table:table-cell>
          <table:table-cell table:style-name="DistribuiçãoDePontos.B3" office:value-type="string">
            <text:p text:style-name="P17">20 pontos</text:p>
          </table:table-cell>
          <table:table-cell table:style-name="DistribuiçãoDePontos.C5">
            <text:p text:style-name="P17"/>
          </table:table-cell>
        </table:table-row>
        <text:soft-page-break/>
        <table:table-row table:style-name="DistribuiçãoDePontos.2">
          <table:table-cell table:style-name="DistribuiçãoDePontos.A2" office:value-type="string">
            <text:p text:style-name="P17">Analise de Desempenho Acadêmico</text:p>
          </table:table-cell>
          <table:table-cell table:style-name="DistribuiçãoDePontos.B2" office:value-type="string">
            <text:p text:style-name="P17">5 pontos</text:p>
          </table:table-cell>
          <table:table-cell table:style-name="DistribuiçãoDePontos.C6">
            <text:p text:style-name="P17"/>
          </table:table-cell>
        </table:table-row>
        <table:table-row table:style-name="DistribuiçãoDePontos.2">
          <table:table-cell table:style-name="DistribuiçãoDePontos.A7" office:value-type="string">
            <text:p text:style-name="P17">Desempenho</text:p>
          </table:table-cell>
          <table:table-cell table:style-name="DistribuiçãoDePontos.B7" office:value-type="float" office:value="15">
            <text:p text:style-name="P17">15</text:p>
          </table:table-cell>
          <table:table-cell table:style-name="DistribuiçãoDePontos.C7" office:value-type="string">
            <text:p text:style-name="P17">Quiz + Trabalho Prático + Avaliações</text:p>
          </table:table-cell>
        </table:table-row>
      </table:table>
      <text:p text:style-name="P12"/>
      <text:p text:style-name="P14">Desempenho: </text:p>
      <text:h text:style-name="P19" text:outline-level="1"><text:bookmark-start text:name="__RefHeading___Toc520_3687496498"/>BIBLIOGRAFIA<text:bookmark-end text:name="__RefHeading___Toc520_3687496498"/></text:h>
      <text:p text:style-name="P12">CORMEN, T.H., LEISERSON, C.E., RIVEST, R.L, STEIN, C.; <text:span text:style-name="T1">Algoritmos: Teoria e Prática</text:span>; Editora Campus; 3ª Edição; 2012</text:p>
      <text:p text:style-name="P12"/>
      <text:p text:style-name="P12">DEITEL, H. M.; DEITEL, P. J. <text:span text:style-name="T1">Java: Como programar</text:span>. 10ª edição. Pearson Prentice Hall, 2016</text:p>
      <text:p text:style-name="P12"/>
      <text:p text:style-name="P12">ZIVIANI, N. <text:span text:style-name="T1">Projeto de algoritmos: Com implementações em Java e C++</text:span>. Pioneira Thomson Learning, 2006</text:p>
      <text:p text:style-name="P12"/>
      <text:p text:style-name="P12">GRAHAN, J., KNUTH, D., PATASHNIK, O.; <text:span text:style-name="T1">Matemática Concreta: Fundamentos para a Ciência da Computação</text:span>; LTC; 2a edição; 1995</text:p>
      <text:p text:style-name="P12"/>
      <text:p text:style-name="P12">SCHILDT, H. <text:span text:style-name="T1">C Completo e Total</text:span>. 3ª edição. Pearson, 1997</text:p>
      <text:p text:style-name="P12"/>
      <text:p text:style-name="P12"/>
      <text:p text:style-name="P3">SUMÁRIO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5"><text:a xlink:type="simple" xlink:href="#__RefHeading___Toc516_3687496498" text:style-name="Index_20_Link" text:visited-style-name="Index_20_Link">CRONOGRAMA<text:tab/>1</text:a></text:p>
          <text:p text:style-name="P5"><text:a xlink:type="simple" xlink:href="#__RefHeading___Toc518_3687496498" text:style-name="Index_20_Link" text:visited-style-name="Index_20_Link">AVALIAÇÕES<text:tab/>2</text:a></text:p>
          <text:p text:style-name="P5"><text:a xlink:type="simple" xlink:href="#__RefHeading___Toc520_3687496498" text:style-name="Index_20_Link" text:visited-style-name="Index_20_Link">BIBLIOGRAFIA<text:tab/>3</text:a></text:p>
          <text:p text:style-name="P5"><text:a xlink:type="simple" xlink:href="#__RefHeading___Toc522_3687496498" text:style-name="Index_20_Link" text:visited-style-name="Index_20_Link">Unidade 0: Nivelamento (EAD)<text:tab/>5</text:a></text:p>
          <text:p text:style-name="P6"><text:a xlink:type="simple" xlink:href="#__RefHeading___Toc524_3687496498" text:style-name="Index_20_Link" text:visited-style-name="Index_20_Link">0.1 Revisão de Algoritmos e Estrutura de Dados I<text:tab/>5</text:a></text:p>
          <text:p text:style-name="P6"><text:a xlink:type="simple" xlink:href="#__RefHeading___Toc526_3687496498" text:style-name="Index_20_Link" text:visited-style-name="Index_20_Link">0.2 Introdução ao Linux<text:tab/>5</text:a></text:p>
          <text:p text:style-name="P6"><text:a xlink:type="simple" xlink:href="#__RefHeading___Toc528_3687496498" text:style-name="Index_20_Link" text:visited-style-name="Index_20_Link">0.3 Introdução às Lingagens C, C++ e Java<text:tab/>5</text:a></text:p>
          <text:p text:style-name="P6"><text:a xlink:type="simple" xlink:href="#__RefHeading___Toc530_3687496498" text:style-name="Index_20_Link" text:visited-style-name="Index_20_Link">0.4 Introdução à Orientação Por Objetos<text:tab/>5</text:a></text:p>
          <text:p text:style-name="P6"><text:a xlink:type="simple" xlink:href="#__RefHeading___Toc532_3687496498" text:style-name="Index_20_Link" text:visited-style-name="Index_20_Link">0.5 Recursividade<text:tab/>5</text:a></text:p>
          <text:p text:style-name="P6"><text:a xlink:type="simple" xlink:href="#__RefHeading___Toc534_3687496498" text:style-name="Index_20_Link" text:visited-style-name="Index_20_Link">0.6 Tratamento de Exceções<text:tab/>5</text:a></text:p>
          <text:p text:style-name="P6"><text:a xlink:type="simple" xlink:href="#__RefHeading___Toc536_3687496498" text:style-name="Index_20_Link" text:visited-style-name="Index_20_Link">0.7 Ponteiro e Referência<text:tab/>5</text:a></text:p>
          <text:p text:style-name="P6"><text:a xlink:type="simple" xlink:href="#__RefHeading___Toc538_3687496498" text:style-name="Index_20_Link" text:visited-style-name="Index_20_Link">0.8 Argumento do Método Main<text:tab/>5</text:a></text:p>
          <text:p text:style-name="P6"><text:a xlink:type="simple" xlink:href="#__RefHeading___Toc540_3687496498" text:style-name="Index_20_Link" text:visited-style-name="Index_20_Link">0.9 Encoding<text:tab/>5</text:a></text:p>
          <text:p text:style-name="P6"><text:a xlink:type="simple" xlink:href="#__RefHeading___Toc542_3687496498" text:style-name="Index_20_Link" text:visited-style-name="Index_20_Link">0.10 Redirecionamento de Entrada e Saída<text:tab/>5</text:a></text:p>
          <text:p text:style-name="P6"><text:a xlink:type="simple" xlink:href="#__RefHeading___Toc544_3687496498" text:style-name="Index_20_Link" text:visited-style-name="Index_20_Link">0.11 Processo de Algoritmos e Estruturas de Dados II de Exercícios<text:tab/>5</text:a></text:p>
          <text:p text:style-name="P5"><text:a xlink:type="simple" xlink:href="#__RefHeading___Toc546_3687496498" text:style-name="Index_20_Link" text:visited-style-name="Index_20_Link">Unidade I: Fundamentos de análise de algoritmos<text:tab/>6</text:a></text:p>
          <text:p text:style-name="P6"><text:a xlink:type="simple" xlink:href="#__RefHeading___Toc548_3687496498" text:style-name="Index_20_Link" text:visited-style-name="Index_20_Link">1.1 Plano de Ensino<text:tab/>6</text:a></text:p>
          <text:p text:style-name="P6"><text:a xlink:type="simple" xlink:href="#__RefHeading___Toc550_3687496498" text:style-name="Index_20_Link" text:visited-style-name="Index_20_Link">1.2 Noções de Complexidade<text:tab/>6</text:a></text:p>
          <text:p text:style-name="P6"><text:a xlink:type="simple" xlink:href="#__RefHeading___Toc552_3687496498" text:style-name="Index_20_Link" text:visited-style-name="Index_20_Link">1.3 Pesquisa Sequencial e Binária<text:tab/>6</text:a></text:p>
          <text:p text:style-name="P6"><text:a xlink:type="simple" xlink:href="#__RefHeading___Toc554_3687496498" text:style-name="Index_20_Link" text:visited-style-name="Index_20_Link">1.4 Algoritmo de Ordenação Por Seleção<text:tab/>6</text:a></text:p>
          <text:p text:style-name="P6"><text:a xlink:type="simple" xlink:href="#__RefHeading___Toc556_3687496498" text:style-name="Index_20_Link" text:visited-style-name="Index_20_Link">1.5 Somatórios<text:tab/>6</text:a></text:p>
          <text:p text:style-name="P6"><text:a xlink:type="simple" xlink:href="#__RefHeading___Toc558_3687496498" text:style-name="Index_20_Link" text:visited-style-name="Index_20_Link">1.6 Contagem de Operações<text:tab/>6</text:a></text:p>
          <text:p text:style-name="P6"><text:a xlink:type="simple" xlink:href="#__RefHeading___Toc560_3687496498" text:style-name="Index_20_Link" text:visited-style-name="Index_20_Link">1.7 Aspectos da Análise de Algoritmos<text:tab/>6</text:a></text:p>
          <text:p text:style-name="P6"><text:a xlink:type="simple" xlink:href="#__RefHeading___Toc562_3687496498" text:style-name="Index_20_Link" text:visited-style-name="Index_20_Link">1.8 Função de Complexidade<text:tab/>6</text:a></text:p>
          <text:p text:style-name="P6"><text:a xlink:type="simple" xlink:href="#__RefHeading___Toc564_3687496498" text:style-name="Index_20_Link" text:visited-style-name="Index_20_Link">1.9 Notações O, Ω e Θ<text:tab/>6</text:a></text:p>
          <text:p text:style-name="P5"><text:soft-page-break/><text:a xlink:type="simple" xlink:href="#__RefHeading___Toc566_3687496498" text:style-name="Index_20_Link" text:visited-style-name="Index_20_Link">Unidade II: Estruturas de dados básicas lineares<text:tab/>6</text:a></text:p>
          <text:p text:style-name="P6"><text:a xlink:type="simple" xlink:href="#__RefHeading___Toc568_3687496498" text:style-name="Index_20_Link" text:visited-style-name="Index_20_Link">2.1 Lista<text:tab/>6</text:a></text:p>
          <text:p text:style-name="P6"><text:a xlink:type="simple" xlink:href="#__RefHeading___Toc570_3687496498" text:style-name="Index_20_Link" text:visited-style-name="Index_20_Link">2.2 Pilha<text:tab/>6</text:a></text:p>
          <text:p text:style-name="P6"><text:a xlink:type="simple" xlink:href="#__RefHeading___Toc572_3687496498" text:style-name="Index_20_Link" text:visited-style-name="Index_20_Link">2.3 Fila Circular<text:tab/>6</text:a></text:p>
          <text:p text:style-name="P5"><text:a xlink:type="simple" xlink:href="#__RefHeading___Toc574_3687496498" text:style-name="Index_20_Link" text:visited-style-name="Index_20_Link">Unidade III: Ordenação em memória principal<text:tab/>7</text:a></text:p>
          <text:p text:style-name="P6"><text:a xlink:type="simple" xlink:href="#__RefHeading___Toc576_3687496498" text:style-name="Index_20_Link" text:visited-style-name="Index_20_Link">3.1 Bubble Sort<text:tab/>7</text:a></text:p>
          <text:p text:style-name="P6"><text:a xlink:type="simple" xlink:href="#__RefHeading___Toc578_3687496498" text:style-name="Index_20_Link" text:visited-style-name="Index_20_Link">3.2 Insertion Sort<text:tab/>7</text:a></text:p>
          <text:p text:style-name="P6"><text:a xlink:type="simple" xlink:href="#__RefHeading___Toc580_3687496498" text:style-name="Index_20_Link" text:visited-style-name="Index_20_Link">3.3 Shell Sort<text:tab/>7</text:a></text:p>
          <text:p text:style-name="P6"><text:a xlink:type="simple" xlink:href="#__RefHeading___Toc582_3687496498" text:style-name="Index_20_Link" text:visited-style-name="Index_20_Link">3.4 Quick Sort<text:tab/>7</text:a></text:p>
          <text:p text:style-name="P6"><text:a xlink:type="simple" xlink:href="#__RefHeading___Toc584_3687496498" text:style-name="Index_20_Link" text:visited-style-name="Index_20_Link">3.5 Heap Sort<text:tab/>7</text:a></text:p>
          <text:p text:style-name="P6"><text:a xlink:type="simple" xlink:href="#__RefHeading___Toc586_3687496498" text:style-name="Index_20_Link" text:visited-style-name="Index_20_Link">3.6 Merge Sort<text:tab/>7</text:a></text:p>
          <text:p text:style-name="P6"><text:a xlink:type="simple" xlink:href="#__RefHeading___Toc588_3687496498" text:style-name="Index_20_Link" text:visited-style-name="Index_20_Link">3.7 Counting Sort<text:tab/>7</text:a></text:p>
          <text:p text:style-name="P6"><text:a xlink:type="simple" xlink:href="#__RefHeading___Toc590_3687496498" text:style-name="Index_20_Link" text:visited-style-name="Index_20_Link">3.8 Radix Sort<text:tab/>7</text:a></text:p>
          <text:p text:style-name="P6"><text:a xlink:type="simple" xlink:href="#__RefHeading___Toc592_3687496498" text:style-name="Index_20_Link" text:visited-style-name="Index_20_Link">3.9 Comparação Entre Modelos<text:tab/>7</text:a></text:p>
          <text:p text:style-name="P6"><text:a xlink:type="simple" xlink:href="#__RefHeading___Toc594_3687496498" text:style-name="Index_20_Link" text:visited-style-name="Index_20_Link">3.10 Ordenação Parcial<text:tab/>7</text:a></text:p>
          <text:p text:style-name="P6"><text:a xlink:type="simple" xlink:href="#__RefHeading___Toc596_3687496498" text:style-name="Index_20_Link" text:visited-style-name="Index_20_Link">3.11 Algoritmos Paralelos de Ordenação<text:tab/>7</text:a></text:p>
          <text:p text:style-name="P5"><text:a xlink:type="simple" xlink:href="#__RefHeading___Toc598_3687496498" text:style-name="Index_20_Link" text:visited-style-name="Index_20_Link">Unidade IV: Estruturas de dados básicas flexíveis<text:tab/>7</text:a></text:p>
          <text:p text:style-name="P6"><text:a xlink:type="simple" xlink:href="#__RefHeading___Toc600_3687496498" text:style-name="Index_20_Link" text:visited-style-name="Index_20_Link">4.1 Pilha<text:tab/>7</text:a></text:p>
          <text:p text:style-name="P6"><text:a xlink:type="simple" xlink:href="#__RefHeading___Toc602_3687496498" text:style-name="Index_20_Link" text:visited-style-name="Index_20_Link">4.2 Fila<text:tab/>7</text:a></text:p>
          <text:p text:style-name="P6"><text:a xlink:type="simple" xlink:href="#__RefHeading___Toc604_3687496498" text:style-name="Index_20_Link" text:visited-style-name="Index_20_Link">4.3 Lista Simples<text:tab/>7</text:a></text:p>
          <text:p text:style-name="P6"><text:a xlink:type="simple" xlink:href="#__RefHeading___Toc606_3687496498" text:style-name="Index_20_Link" text:visited-style-name="Index_20_Link">4.4 Lista Dupla<text:tab/>7</text:a></text:p>
          <text:p text:style-name="P6"><text:a xlink:type="simple" xlink:href="#__RefHeading___Toc608_3687496498" text:style-name="Index_20_Link" text:visited-style-name="Index_20_Link">4.5 Matriz<text:tab/>7</text:a></text:p>
          <text:p text:style-name="P6"><text:a xlink:type="simple" xlink:href="#__RefHeading___Toc610_3687496498" text:style-name="Index_20_Link" text:visited-style-name="Index_20_Link">4.6 Coletor de Lixo<text:tab/>7</text:a></text:p>
          <text:p text:style-name="P6"><text:a xlink:type="simple" xlink:href="#__RefHeading___Toc612_3687496498" text:style-name="Index_20_Link" text:visited-style-name="Index_20_Link">4.7 TADs Nativo<text:tab/>7</text:a></text:p>
          <text:p text:style-name="P5"><text:a xlink:type="simple" xlink:href="#__RefHeading___Toc614_3687496498" text:style-name="Index_20_Link" text:visited-style-name="Index_20_Link">Unidade V: Árvores binárias<text:tab/>8</text:a></text:p>
          <text:p text:style-name="P6"><text:a xlink:type="simple" xlink:href="#__RefHeading___Toc616_3687496498" text:style-name="Index_20_Link" text:visited-style-name="Index_20_Link">5.1 Definições e Conceitos<text:tab/>8</text:a></text:p>
          <text:p text:style-name="P6"><text:a xlink:type="simple" xlink:href="#__RefHeading___Toc618_3687496498" text:style-name="Index_20_Link" text:visited-style-name="Index_20_Link">5.2 Tipos de Nó<text:tab/>8</text:a></text:p>
          <text:p text:style-name="P6"><text:a xlink:type="simple" xlink:href="#__RefHeading___Toc620_3687496498" text:style-name="Index_20_Link" text:visited-style-name="Index_20_Link">5.3 Inserção com Retorno de Referência<text:tab/>8</text:a></text:p>
          <text:p text:style-name="P7"><text:a xlink:type="simple" xlink:href="#__RefHeading___Toc622_3687496498" text:style-name="Index_20_Link" text:visited-style-name="Index_20_Link">5.3.1 Inserção com Passagem de Pai<text:tab/>8</text:a></text:p>
          <text:p text:style-name="P7"><text:a xlink:type="simple" xlink:href="#__RefHeading___Toc624_3687496498" text:style-name="Index_20_Link" text:visited-style-name="Index_20_Link">5.3.2 Inserção com Ponteiro<text:tab/>8</text:a></text:p>
          <text:p text:style-name="P6"><text:a xlink:type="simple" xlink:href="#__RefHeading___Toc626_3687496498" text:style-name="Index_20_Link" text:visited-style-name="Index_20_Link">5.4 Pesquisa<text:tab/>8</text:a></text:p>
          <text:p text:style-name="P6"><text:a xlink:type="simple" xlink:href="#__RefHeading___Toc628_3687496498" text:style-name="Index_20_Link" text:visited-style-name="Index_20_Link">5.5 Remoção<text:tab/>8</text:a></text:p>
          <text:p text:style-name="P6"><text:a xlink:type="simple" xlink:href="#__RefHeading___Toc630_3687496498" text:style-name="Index_20_Link" text:visited-style-name="Index_20_Link">5.6 Caminhamento<text:tab/>8</text:a></text:p>
          <text:p text:style-name="P6"><text:a xlink:type="simple" xlink:href="#__RefHeading___Toc632_3687496498" text:style-name="Index_20_Link" text:visited-style-name="Index_20_Link">5.7 Estruturas Híbridas<text:tab/>8</text:a></text:p>
          <text:p text:style-name="P5"><text:a xlink:type="simple" xlink:href="#__RefHeading___Toc634_3687496498" text:style-name="Index_20_Link" text:visited-style-name="Index_20_Link">Unidade VI: Balanceamento de árvores<text:tab/>8</text:a></text:p>
          <text:p text:style-name="P6"><text:a xlink:type="simple" xlink:href="#__RefHeading___Toc636_3687496498" text:style-name="Index_20_Link" text:visited-style-name="Index_20_Link">6.1 Tipos de Rotação<text:tab/>8</text:a></text:p>
          <text:p text:style-name="P6"><text:a xlink:type="simple" xlink:href="#__RefHeading___Toc638_3687496498" text:style-name="Index_20_Link" text:visited-style-name="Index_20_Link">6.2 Árvores AVL<text:tab/>8</text:a></text:p>
          <text:p text:style-name="P6"><text:a xlink:type="simple" xlink:href="#__RefHeading___Toc640_3687496498" text:style-name="Index_20_Link" text:visited-style-name="Index_20_Link">6.3 Árvores 2-3-4<text:tab/>8</text:a></text:p>
          <text:p text:style-name="P6"><text:a xlink:type="simple" xlink:href="#__RefHeading___Toc642_3687496498" text:style-name="Index_20_Link" text:visited-style-name="Index_20_Link">6.4 Árvores Red-Black<text:tab/>8</text:a></text:p>
          <text:p text:style-name="P5"><text:a xlink:type="simple" xlink:href="#__RefHeading___Toc644_3687496498" text:style-name="Index_20_Link" text:visited-style-name="Index_20_Link">Unidade VII: Tabelas e dicionários<text:tab/>9</text:a></text:p>
          <text:p text:style-name="P6"><text:a xlink:type="simple" xlink:href="#__RefHeading___Toc646_3687496498" text:style-name="Index_20_Link" text:visited-style-name="Index_20_Link">7.1 Tabela Hash Direta com Reserva<text:tab/>9</text:a></text:p>
          <text:p text:style-name="P6"><text:a xlink:type="simple" xlink:href="#__RefHeading___Toc648_3687496498" text:style-name="Index_20_Link" text:visited-style-name="Index_20_Link">7.2 Tabela Hash Direta com Rehash<text:tab/>9</text:a></text:p>
          <text:p text:style-name="P6"><text:a xlink:type="simple" xlink:href="#__RefHeading___Toc650_3687496498" text:style-name="Index_20_Link" text:visited-style-name="Index_20_Link">7.3 Tabela Hash Indireta com Lista<text:tab/>9</text:a></text:p>
          <text:p text:style-name="P6"><text:a xlink:type="simple" xlink:href="#__RefHeading___Toc652_3687496498" text:style-name="Index_20_Link" text:visited-style-name="Index_20_Link">7.4 Dicionários, Conjuntos e Mapas<text:tab/>9</text:a></text:p>
          <text:p text:style-name="P5"><text:a xlink:type="simple" xlink:href="#__RefHeading___Toc654_3687496498" text:style-name="Index_20_Link" text:visited-style-name="Index_20_Link">Unidade VIII: Árvores TRIE<text:tab/>9</text:a></text:p>
          <text:p text:style-name="P6"><text:a xlink:type="simple" xlink:href="#__RefHeading___Toc656_3687496498" text:style-name="Index_20_Link" text:visited-style-name="Index_20_Link">8.1 Tipos de Nó<text:tab/>9</text:a></text:p>
          <text:p text:style-name="P7"><text:a xlink:type="simple" xlink:href="#__RefHeading___Toc658_3687496498" text:style-name="Index_20_Link" text:visited-style-name="Index_20_Link">8.1.1 Lista Flexível<text:tab/>9</text:a></text:p>
          <text:p text:style-name="P7"><text:a xlink:type="simple" xlink:href="#__RefHeading___Toc660_3687496498" text:style-name="Index_20_Link" text:visited-style-name="Index_20_Link">8.1.2 Árvore Balanceada<text:tab/>9</text:a></text:p>
          <text:p text:style-name="P7"><text:a xlink:type="simple" xlink:href="#__RefHeading___Toc662_3687496498" text:style-name="Index_20_Link" text:visited-style-name="Index_20_Link">8.1.3 Tabela Hash<text:tab/>9</text:a></text:p>
          <text:p text:style-name="P6"><text:a xlink:type="simple" xlink:href="#__RefHeading___Toc664_3687496498" text:style-name="Index_20_Link" text:visited-style-name="Index_20_Link">8.2 Árvore TRIE<text:tab/>9</text:a></text:p>
          <text:p text:style-name="P6"><text:a xlink:type="simple" xlink:href="#__RefHeading___Toc666_3687496498" text:style-name="Index_20_Link" text:visited-style-name="Index_20_Link">8.3 Árvore TRIE Patricia<text:tab/>9</text:a></text:p>
        </text:index-body>
      </text:table-of-content>
      <text:p text:style-name="P4"/>
      <text:h text:style-name="Heading_20_1" text:outline-level="1"><text:bookmark-start text:name="__RefHeading___Toc522_3687496498"/><text:soft-page-break/>Unidade 0: Nivelamento (EAD)<text:bookmark-end text:name="__RefHeading___Toc522_3687496498"/></text:h>
      <text:h text:style-name="Heading_20_2" text:outline-level="2" text:is-list-header="true"><text:bookmark-start text:name="__RefHeading___Toc524_3687496498"/><text:span text:style-name="T9">0.1 </text:span>Revisão de Algoritmos e Estrutura de Dados I<text:bookmark-end text:name="__RefHeading___Toc524_3687496498"/></text:h>
      <text:h text:style-name="Heading_20_2" text:outline-level="2"><text:bookmark-start text:name="__RefHeading___Toc526_3687496498"/><text:span text:style-name="T9">0.2 </text:span>Introdução ao Linux<text:bookmark-end text:name="__RefHeading___Toc526_3687496498"/></text:h>
      <text:p text:style-name="Text_20_body"/>
      <text:h text:style-name="Heading_20_2" text:outline-level="2"><text:bookmark-start text:name="__RefHeading___Toc528_3687496498"/><text:span text:style-name="T9">0.3 </text:span>Introdução às Ling<text:span text:style-name="T12">u</text:span>agens C, C++ e Java<text:bookmark-end text:name="__RefHeading___Toc528_3687496498"/></text:h>
      <text:h text:style-name="Heading_20_2" text:outline-level="2"><text:bookmark-start text:name="__RefHeading___Toc530_3687496498"/><text:span text:style-name="T9">0.4 </text:span>Introdução à Orientação Por Objetos<text:bookmark-end text:name="__RefHeading___Toc530_3687496498"/></text:h>
      <text:h text:style-name="Heading_20_2" text:outline-level="2"><text:bookmark-start text:name="__RefHeading___Toc532_3687496498"/><text:span text:style-name="T9">0.5 </text:span>Recursividade<text:bookmark-end text:name="__RefHeading___Toc532_3687496498"/></text:h>
      <text:h text:style-name="Heading_20_2" text:outline-level="2"><text:bookmark-start text:name="__RefHeading___Toc534_3687496498"/><text:span text:style-name="T9">0.6 </text:span>Tratamento de Exceções<text:bookmark-end text:name="__RefHeading___Toc534_3687496498"/></text:h>
      <text:h text:style-name="Heading_20_2" text:outline-level="2"><text:bookmark-start text:name="__RefHeading___Toc536_3687496498"/><text:span text:style-name="T9">0.7 </text:span>Ponteiro e Referência<text:bookmark-end text:name="__RefHeading___Toc536_3687496498"/></text:h>
      <text:h text:style-name="Heading_20_2" text:outline-level="2"><text:bookmark-start text:name="__RefHeading___Toc538_3687496498"/><text:span text:style-name="T9">0.8 </text:span>Argumento do Método Main<text:bookmark-end text:name="__RefHeading___Toc538_3687496498"/></text:h>
      <text:h text:style-name="Heading_20_2" text:outline-level="2"><text:bookmark-start text:name="__RefHeading___Toc540_3687496498"/><text:span text:style-name="T9">0.9 </text:span>Encoding<text:bookmark-end text:name="__RefHeading___Toc540_3687496498"/></text:h>
      <text:h text:style-name="Heading_20_2" text:outline-level="2"><text:bookmark-start text:name="__RefHeading___Toc542_3687496498"/><text:span text:style-name="T9">0.10 </text:span>Redirecionamento de Entrada e Saída<text:bookmark-end text:name="__RefHeading___Toc542_3687496498"/></text:h>
      <text:h text:style-name="Heading_20_2" text:outline-level="2"><text:bookmark-start text:name="__RefHeading___Toc544_3687496498"/><text:span text:style-name="T9">0.11 </text:span>Processo de Algoritmos e Estruturas de Dados II de Exercícios<text:bookmark-end text:name="__RefHeading___Toc544_3687496498"/></text:h>
      <text:p text:style-name="P10"/>
      <text:h text:style-name="Heading_20_1" text:outline-level="1"><text:bookmark-start text:name="__RefHeading___Toc546_3687496498"/>Unidade I: Fundamentos de análise de algoritmos<text:bookmark-end text:name="__RefHeading___Toc546_3687496498"/></text:h>
      <text:p text:style-name="P2">Introdução</text:p>
      <text:p text:style-name="P2">Esta disciplina tem um material de suporte baseado em vídeos e exercícios, sendo que a maioria dos vídeos encontra-se nos Microfundamentos "Fundamentos de Projeto e Análise de Algoritmos (FPAAs)", "Algoritmos de Ordenação e Pesquisa (AOPs)" e "Algoritmos e Estruturas de Dados (AEDs)". Outros vídeos encontram-se em Módulos &gt; Material EAD. Os professores da disciplina solicitarão as atividades abaixo durante o semestre. A seguir, veja as atividades a serem realizadas na disciplina:</text:p>
      <text:p text:style-name="P2"/>
      <text:p text:style-name="P2"/>
      <text:p text:style-name="P2">cifão gorgurado (pvc)</text:p>
      <text:p text:style-name="P2"/>
      <text:h text:style-name="P20" text:outline-level="2"><text:bookmark-start text:name="__RefHeading___Toc548_3687496498"/><text:span text:style-name="T10">1.1 </text:span>Plano de Ensino<text:bookmark-end text:name="__RefHeading___Toc548_3687496498"/></text:h>
      <text:p text:style-name="P18">Apresentação da disciplina e dos professores</text:p>
      <text:h text:style-name="P21" text:outline-level="2"><text:bookmark-start text:name="__RefHeading___Toc550_3687496498"/><text:soft-page-break/><text:span text:style-name="T10">1.2 </text:span>Noções de Complexidade<text:bookmark-end text:name="__RefHeading___Toc550_3687496498"/></text:h>
      <text:h text:style-name="P21" text:outline-level="2"><text:bookmark-start text:name="__RefHeading___Toc552_3687496498"/><text:span text:style-name="T10">1.3 </text:span>Pesquisa Sequencial e Binária<text:bookmark-end text:name="__RefHeading___Toc552_3687496498"/></text:h>
      <text:h text:style-name="P21" text:outline-level="2"><text:bookmark-start text:name="__RefHeading___Toc554_3687496498"/><text:span text:style-name="T10">1.4 </text:span>Algoritmo de Ordenação Por Seleção<text:bookmark-end text:name="__RefHeading___Toc554_3687496498"/></text:h>
      <text:h text:style-name="P21" text:outline-level="2"><text:bookmark-start text:name="__RefHeading___Toc556_3687496498"/><text:span text:style-name="T10">1.5 </text:span>Somatórios<text:bookmark-end text:name="__RefHeading___Toc556_3687496498"/></text:h>
      <text:h text:style-name="P21" text:outline-level="2"><text:bookmark-start text:name="__RefHeading___Toc558_3687496498"/><text:span text:style-name="T10">1.6 </text:span>Contagem de Operações<text:bookmark-end text:name="__RefHeading___Toc558_3687496498"/></text:h>
      <text:h text:style-name="P21" text:outline-level="2"><text:bookmark-start text:name="__RefHeading___Toc560_3687496498"/><text:span text:style-name="T10">1.7 </text:span>Aspectos da Análise de Algoritmos<text:bookmark-end text:name="__RefHeading___Toc560_3687496498"/></text:h>
      <text:h text:style-name="P21" text:outline-level="2"><text:bookmark-start text:name="__RefHeading___Toc562_3687496498"/><text:span text:style-name="T10">1.8 </text:span>Função de Complexidade<text:bookmark-end text:name="__RefHeading___Toc562_3687496498"/></text:h>
      <text:h text:style-name="P21" text:outline-level="2"><text:bookmark-start text:name="__RefHeading___Toc564_3687496498"/><text:span text:style-name="T10">1.9 </text:span>Notações O, Ω e Θ<text:bookmark-end text:name="__RefHeading___Toc564_3687496498"/></text:h>
      <text:p text:style-name="Text_20_body"/>
      <text:h text:style-name="Heading_20_1" text:outline-level="1"><text:bookmark-start text:name="__RefHeading___Toc566_3687496498"/>Unidade II: Estruturas de dados básicas lineares<text:bookmark-end text:name="__RefHeading___Toc566_3687496498"/></text:h>
      <text:h text:style-name="P21" text:outline-level="2"><text:bookmark-start text:name="__RefHeading___Toc568_3687496498"/><text:span text:style-name="T10">2.1 </text:span>Lista<text:bookmark-end text:name="__RefHeading___Toc568_3687496498"/></text:h>
      <text:h text:style-name="P21" text:outline-level="2"><text:bookmark-start text:name="__RefHeading___Toc570_3687496498"/><text:span text:style-name="T10">2.2 </text:span>Pilha<text:bookmark-end text:name="__RefHeading___Toc570_3687496498"/></text:h>
      <text:h text:style-name="P21" text:outline-level="2"><text:bookmark-start text:name="__RefHeading___Toc572_3687496498"/><text:span text:style-name="T10">2.3 </text:span>Fila <text:span text:style-name="T6">Circular</text:span><text:bookmark-end text:name="__RefHeading___Toc572_3687496498"/></text:h>
      <text:p text:style-name="P8"/>
      <text:h text:style-name="Heading_20_1" text:outline-level="1"><text:bookmark-start text:name="__RefHeading___Toc574_3687496498"/><text:soft-page-break/>Unidade III: Ordenação em memória principal<text:bookmark-end text:name="__RefHeading___Toc574_3687496498"/></text:h>
      <text:h text:style-name="P21" text:outline-level="2"><text:bookmark-start text:name="__RefHeading___Toc576_3687496498"/><text:span text:style-name="T10">3.1 </text:span>Bubble Sort<text:bookmark-end text:name="__RefHeading___Toc576_3687496498"/></text:h>
      <text:h text:style-name="P21" text:outline-level="2"><text:bookmark-start text:name="__RefHeading___Toc578_3687496498"/><text:span text:style-name="T10">3.2 </text:span>Insertion Sort<text:bookmark-end text:name="__RefHeading___Toc578_3687496498"/></text:h>
      <text:h text:style-name="P21" text:outline-level="2"><text:bookmark-start text:name="__RefHeading___Toc580_3687496498"/><text:span text:style-name="T10">3.3 </text:span>Shell Sort<text:bookmark-end text:name="__RefHeading___Toc580_3687496498"/></text:h>
      <text:h text:style-name="P21" text:outline-level="2"><text:bookmark-start text:name="__RefHeading___Toc582_3687496498"/><text:span text:style-name="T10">3.4 </text:span>Quick Sort<text:bookmark-end text:name="__RefHeading___Toc582_3687496498"/></text:h>
      <text:h text:style-name="P21" text:outline-level="2"><text:bookmark-start text:name="__RefHeading___Toc584_3687496498"/><text:span text:style-name="T10">3.5 </text:span>Heap Sort<text:bookmark-end text:name="__RefHeading___Toc584_3687496498"/></text:h>
      <text:h text:style-name="P21" text:outline-level="2"><text:bookmark-start text:name="__RefHeading___Toc586_3687496498"/><text:span text:style-name="T10">3.6 </text:span>Merge Sort<text:bookmark-end text:name="__RefHeading___Toc586_3687496498"/></text:h>
      <text:h text:style-name="P21" text:outline-level="2"><text:bookmark-start text:name="__RefHeading___Toc588_3687496498"/><text:span text:style-name="T10">3.7 </text:span>Counting Sort<text:bookmark-end text:name="__RefHeading___Toc588_3687496498"/></text:h>
      <text:h text:style-name="P21" text:outline-level="2"><text:bookmark-start text:name="__RefHeading___Toc590_3687496498"/><text:span text:style-name="T10">3.8 </text:span>Radix Sort<text:bookmark-end text:name="__RefHeading___Toc590_3687496498"/></text:h>
      <text:h text:style-name="P21" text:outline-level="2"><text:bookmark-start text:name="__RefHeading___Toc592_3687496498"/><text:span text:style-name="T10">3.9 </text:span>Comparação Entre Modelos<text:bookmark-end text:name="__RefHeading___Toc592_3687496498"/></text:h>
      <text:h text:style-name="P21" text:outline-level="2"><text:bookmark-start text:name="__RefHeading___Toc594_3687496498"/><text:span text:style-name="T10">3.10 </text:span>Ordenação Parcial<text:bookmark-end text:name="__RefHeading___Toc594_3687496498"/></text:h>
      <text:h text:style-name="P21" text:outline-level="2"><text:bookmark-start text:name="__RefHeading___Toc596_3687496498"/><text:span text:style-name="T10">3.11 </text:span>Algoritmos Paralelos de Ordenação<text:bookmark-end text:name="__RefHeading___Toc596_3687496498"/></text:h>
      <text:p text:style-name="P8"/>
      <text:h text:style-name="Heading_20_1" text:outline-level="1"><text:bookmark-start text:name="__RefHeading___Toc598_3687496498"/>Unidade IV: Estruturas de dados básicas flexíveis<text:bookmark-end text:name="__RefHeading___Toc598_3687496498"/></text:h>
      <text:h text:style-name="P21" text:outline-level="2"><text:bookmark-start text:name="__RefHeading___Toc600_3687496498"/><text:span text:style-name="T10">4.1 </text:span>Pilha<text:bookmark-end text:name="__RefHeading___Toc600_3687496498"/></text:h>
      <text:h text:style-name="P21" text:outline-level="2"><text:bookmark-start text:name="__RefHeading___Toc602_3687496498"/><text:span text:style-name="T10">4.2 </text:span>Fila<text:bookmark-end text:name="__RefHeading___Toc602_3687496498"/></text:h>
      <text:h text:style-name="P21" text:outline-level="2"><text:bookmark-start text:name="__RefHeading___Toc604_3687496498"/><text:span text:style-name="T10">4.3 </text:span>Lista Simples<text:bookmark-end text:name="__RefHeading___Toc604_3687496498"/></text:h>
      <text:h text:style-name="P21" text:outline-level="2"><text:bookmark-start text:name="__RefHeading___Toc606_3687496498"/><text:span text:style-name="T10">4.4 </text:span>Lista Dupla<text:bookmark-end text:name="__RefHeading___Toc606_3687496498"/></text:h>
      <text:h text:style-name="P21" text:outline-level="2"><text:bookmark-start text:name="__RefHeading___Toc608_3687496498"/><text:span text:style-name="T10">4.5 </text:span>Matriz<text:bookmark-end text:name="__RefHeading___Toc608_3687496498"/></text:h>
      <text:h text:style-name="P21" text:outline-level="2"><text:bookmark-start text:name="__RefHeading___Toc610_3687496498"/><text:span text:style-name="T10">4.6 </text:span>Coletor de Lixo<text:bookmark-end text:name="__RefHeading___Toc610_3687496498"/></text:h>
      <text:h text:style-name="P21" text:outline-level="2"><text:bookmark-start text:name="__RefHeading___Toc612_3687496498"/><text:span text:style-name="T10">4.7 </text:span>TADs Nativo<text:bookmark-end text:name="__RefHeading___Toc612_3687496498"/></text:h>
      <text:p text:style-name="P8"/>
      <text:h text:style-name="Heading_20_1" text:outline-level="1"><text:bookmark-start text:name="__RefHeading___Toc614_3687496498"/><text:soft-page-break/>Unidade V: Árvores binárias<text:bookmark-end text:name="__RefHeading___Toc614_3687496498"/></text:h>
      <text:h text:style-name="P21" text:outline-level="2"><text:bookmark-start text:name="__RefHeading___Toc616_3687496498"/><text:span text:style-name="T10">5.1 </text:span>Definições e Conceitos<text:bookmark-end text:name="__RefHeading___Toc616_3687496498"/></text:h>
      <text:h text:style-name="P21" text:outline-level="2"><text:bookmark-start text:name="__RefHeading___Toc618_3687496498"/><text:span text:style-name="T10">5.2 </text:span>Tipos de Nó<text:bookmark-end text:name="__RefHeading___Toc618_3687496498"/></text:h>
      <text:h text:style-name="P21" text:outline-level="2"><text:bookmark-start text:name="__RefHeading___Toc620_3687496498"/><text:span text:style-name="T10">5.3 </text:span>Inserção com Retorno de Referência<text:bookmark-end text:name="__RefHeading___Toc620_3687496498"/></text:h>
      <text:h text:style-name="P22" text:outline-level="3"><text:bookmark-start text:name="__RefHeading___Toc622_3687496498"/><text:span text:style-name="T10">5.3.1 </text:span>Inserção com Passagem de Pai<text:bookmark-end text:name="__RefHeading___Toc622_3687496498"/></text:h>
      <text:h text:style-name="P22" text:outline-level="3"><text:bookmark-start text:name="__RefHeading___Toc624_3687496498"/><text:span text:style-name="T10">5.3.2 </text:span>Inserção com Ponteiro<text:bookmark-end text:name="__RefHeading___Toc624_3687496498"/></text:h>
      <text:h text:style-name="P21" text:outline-level="2"><text:bookmark-start text:name="__RefHeading___Toc626_3687496498"/><text:span text:style-name="T10">5.4 </text:span>Pesquisa<text:bookmark-end text:name="__RefHeading___Toc626_3687496498"/></text:h>
      <text:h text:style-name="P21" text:outline-level="2"><text:bookmark-start text:name="__RefHeading___Toc628_3687496498"/><text:span text:style-name="T10">5.5 </text:span>Remoção<text:bookmark-end text:name="__RefHeading___Toc628_3687496498"/></text:h>
      <text:h text:style-name="P21" text:outline-level="2"><text:bookmark-start text:name="__RefHeading___Toc630_3687496498"/><text:span text:style-name="T10">5.6 </text:span>Caminhamento<text:bookmark-end text:name="__RefHeading___Toc630_3687496498"/></text:h>
      <text:h text:style-name="P21" text:outline-level="2"><text:bookmark-start text:name="__RefHeading___Toc632_3687496498"/><text:span text:style-name="T10">5.7 </text:span>Estruturas Híbridas<text:bookmark-end text:name="__RefHeading___Toc632_3687496498"/></text:h>
      <text:p text:style-name="P8"/>
      <text:h text:style-name="Heading_20_1" text:outline-level="1"><text:bookmark-start text:name="__RefHeading___Toc634_3687496498"/>Unidade VI: Balanceamento de árvores<text:bookmark-end text:name="__RefHeading___Toc634_3687496498"/></text:h>
      <text:h text:style-name="P21" text:outline-level="2"><text:bookmark-start text:name="__RefHeading___Toc636_3687496498"/><text:span text:style-name="T10">6.1 </text:span>Tipos de Rotação<text:bookmark-end text:name="__RefHeading___Toc636_3687496498"/></text:h>
      <text:h text:style-name="P21" text:outline-level="2"><text:bookmark-start text:name="__RefHeading___Toc638_3687496498"/><text:span text:style-name="T10">6.2 </text:span>Árvores AVL<text:bookmark-end text:name="__RefHeading___Toc638_3687496498"/></text:h>
      <text:h text:style-name="P21" text:outline-level="2"><text:bookmark-start text:name="__RefHeading___Toc640_3687496498"/><text:span text:style-name="T10">6.3 </text:span>Árvores 2-3-4<text:bookmark-end text:name="__RefHeading___Toc640_3687496498"/></text:h>
      <text:h text:style-name="P21" text:outline-level="2"><text:bookmark-start text:name="__RefHeading___Toc642_3687496498"/><text:span text:style-name="T10">6.4 </text:span>Árvores Red-Black<text:bookmark-end text:name="__RefHeading___Toc642_3687496498"/></text:h>
      <text:p text:style-name="P8"/>
      <text:h text:style-name="Heading_20_1" text:outline-level="1"><text:bookmark-start text:name="__RefHeading___Toc644_3687496498"/><text:soft-page-break/>Unidade VII: Tabelas e dicionários<text:bookmark-end text:name="__RefHeading___Toc644_3687496498"/></text:h>
      <text:h text:style-name="P21" text:outline-level="2"><text:bookmark-start text:name="__RefHeading___Toc646_3687496498"/><text:span text:style-name="T10">7.1 </text:span>Tabela Hash Direta com Reserva<text:bookmark-end text:name="__RefHeading___Toc646_3687496498"/></text:h>
      <text:h text:style-name="P21" text:outline-level="2"><text:bookmark-start text:name="__RefHeading___Toc648_3687496498"/><text:span text:style-name="T10">7.2 </text:span>Tabela Hash Direta com Rehash<text:bookmark-end text:name="__RefHeading___Toc648_3687496498"/></text:h>
      <text:h text:style-name="P21" text:outline-level="2"><text:bookmark-start text:name="__RefHeading___Toc650_3687496498"/><text:span text:style-name="T10">7.3 </text:span>Tabela Hash Indireta com Lista<text:bookmark-end text:name="__RefHeading___Toc650_3687496498"/></text:h>
      <text:h text:style-name="P21" text:outline-level="2"><text:bookmark-start text:name="__RefHeading___Toc652_3687496498"/><text:span text:style-name="T10">7.4 </text:span>Dicionários, Conjuntos e Mapas<text:bookmark-end text:name="__RefHeading___Toc652_3687496498"/></text:h>
      <text:p text:style-name="P8"/>
      <text:h text:style-name="Heading_20_1" text:outline-level="1"><text:bookmark-start text:name="__RefHeading___Toc654_3687496498"/>Unidade VIII: Árvores TRIE<text:bookmark-end text:name="__RefHeading___Toc654_3687496498"/></text:h>
      <text:h text:style-name="P20" text:outline-level="2"><text:bookmark-start text:name="__RefHeading___Toc656_3687496498"/><text:span text:style-name="T11">8</text:span><text:span text:style-name="T10">.</text:span><text:span text:style-name="T11">1 </text:span>Tipos de Nó<text:bookmark-end text:name="__RefHeading___Toc656_3687496498"/></text:h>
      <text:h text:style-name="P23" text:outline-level="3"><text:bookmark-start text:name="__RefHeading___Toc658_3687496498"/><text:span text:style-name="T11">8</text:span><text:span text:style-name="T10">.</text:span><text:span text:style-name="T11">1.1 </text:span>Lista Flexível<text:bookmark-end text:name="__RefHeading___Toc658_3687496498"/></text:h>
      <text:h text:style-name="P23" text:outline-level="3"><text:bookmark-start text:name="__RefHeading___Toc660_3687496498"/><text:span text:style-name="T11">8</text:span><text:span text:style-name="T10">.</text:span><text:span text:style-name="T11">1.2 </text:span>Árvore Balanceada<text:bookmark-end text:name="__RefHeading___Toc660_3687496498"/></text:h>
      <text:h text:style-name="P23" text:outline-level="3"><text:bookmark-start text:name="__RefHeading___Toc662_3687496498"/><text:span text:style-name="T11">8</text:span><text:span text:style-name="T10">.</text:span><text:span text:style-name="T11">1.3 </text:span>Tabela Hash<text:bookmark-end text:name="__RefHeading___Toc662_3687496498"/></text:h>
      <text:h text:style-name="P20" text:outline-level="2"><text:bookmark-start text:name="__RefHeading___Toc664_3687496498"/><text:span text:style-name="T11">8</text:span><text:span text:style-name="T10">.</text:span><text:span text:style-name="T11">2 </text:span>Árvore TRIE<text:bookmark-end text:name="__RefHeading___Toc664_3687496498"/></text:h>
      <text:h text:style-name="P20" text:outline-level="2"><text:bookmark-start text:name="__RefHeading___Toc666_3687496498"/><text:span text:style-name="T11">8</text:span><text:span text:style-name="T10">.</text:span><text:span text:style-name="T11">3 </text:span>Árvore TRIE Patricia<text:bookmark-end text:name="__RefHeading___Toc666_368749649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1T18:14:09.195237474</meta:creation-date>
    <dc:date>2024-09-09T23:49:37.276627854</dc:date>
    <meta:editing-duration>PT18H1M41S</meta:editing-duration>
    <meta:editing-cycles>5</meta:editing-cycles>
    <meta:generator>LibreOffice/7.3.7.2$Linux_X86_64 LibreOffice_project/30$Build-2</meta:generator>
    <meta:document-statistic meta:table-count="1" meta:image-count="0" meta:object-count="0" meta:page-count="9" meta:paragraph-count="266" meta:word-count="1293" meta:character-count="7342" meta:non-whitespace-character-count="6387"/>
  </office:meta>
</office:document-meta>
</file>